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monofur for Powerline" svg:font-family="'monofur for Powerline'" style:font-pitch="fixed"/>
    <style:font-face style:name="NanumMyeongjo" svg:font-family="NanumMyeongjo" style:font-pitch="variable"/>
    <style:font-face style:name="Sawasdee" svg:font-family="Sawasdee" style:font-pitch="variable"/>
    <style:font-face style:name="文泉驛微米黑" svg:font-family="文泉驛微米黑" style:font-adornments="標準"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hogokuboso Gothic" svg:font-family="'Chogokuboso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automatic-styles>
    <style:style style:name="P1" style:family="paragraph" style:parent-style-name="Standard">
      <style:paragraph-properties fo:text-align="start" style:justify-single-word="false"/>
      <style:text-properties style:font-name="NanumMyeongjo" fo:font-size="14pt" fo:font-weight="normal" officeooo:paragraph-rsid="00187d02"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font-name="NanumMyeongjo" fo:font-size="14pt" fo:font-weight="normal" officeooo:rsid="00187d02" officeooo:paragraph-rsid="00187d02" style:font-size-asian="14pt" style:font-weight-asian="normal" style:font-size-complex="14pt" style:font-weight-complex="normal"/>
    </style:style>
    <style:style style:name="P3" style:family="paragraph" style:parent-style-name="Standard">
      <style:paragraph-properties fo:text-align="end" style:justify-single-word="false"/>
      <style:text-properties style:font-name="NanumMyeongjo" fo:font-size="14pt" fo:font-weight="normal" officeooo:rsid="00187d02" officeooo:paragraph-rsid="00187d0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NanumMyeongjo" fo:font-size="14pt" style:text-underline-style="solid" style:text-underline-width="auto" style:text-underline-color="font-color" fo:font-weight="bold" officeooo:paragraph-rsid="00187d02" style:font-size-asian="14pt" style:font-weight-asian="bold" style:font-size-complex="14pt" style:font-weight-complex="bold"/>
    </style:style>
    <style:style style:name="P5" style:family="paragraph" style:parent-style-name="Standard" style:master-page-name="Standard">
      <style:paragraph-properties fo:text-align="center" style:justify-single-word="false" style:page-number="auto"/>
      <style:text-properties style:font-name="NanumMyeongjo" fo:font-size="18pt" officeooo:paragraph-rsid="00187d02" style:font-size-asian="18pt" style:font-size-complex="18pt"/>
    </style:style>
    <style:style style:name="T1" style:family="text">
      <style:text-properties style:font-name="Times New Roman" fo:font-size="24pt" fo:font-weight="bold" style:letter-kerning="false" style:font-name-asian="標楷體" style:font-size-asian="24pt" style:font-weight-asian="bold" style:font-size-complex="26pt"/>
    </style:style>
    <style:style style:name="T2" style:family="text">
      <style:text-properties style:font-name="Times New Roman" fo:font-size="24pt" fo:font-weight="bold" officeooo:rsid="00187d02" style:letter-kerning="false" style:font-name-asian="標楷體" style:font-size-asian="24pt" style:font-weight-asian="bold" style:font-size-complex="26pt"/>
    </style:style>
    <style:style style:name="T3" style:family="text">
      <style:text-properties style:font-name="Times New Roman" fo:font-size="16pt" fo:font-weight="bold" officeooo:rsid="00187d02" style:letter-kerning="false" style:font-name-asian="標楷體" style:font-size-asian="16pt" style:font-weight-asian="bold" style:font-size-complex="26pt" style:language-complex="he" style:country-complex="IL"/>
    </style:style>
    <style:style style:name="T4" style:family="text">
      <style:text-properties style:font-name="Times New Roman" fo:font-size="16pt" officeooo:rsid="00187d02" style:letter-kerning="false" style:font-name-asian="標楷體" style:font-size-asian="16pt" style:font-size-complex="26pt" style:language-complex="he" style:country-complex="IL"/>
    </style:style>
    <style:style style:name="T5" style:family="text">
      <style:text-properties style:font-name="Times New Roman" fo:font-weight="bold" style:letter-kerning="false" style:font-name-asian="標楷體" style:font-weight-asian="bold"/>
    </style:style>
    <style:style style:name="T6" style:family="text">
      <style:text-properties style:font-name="Times New Roman" fo:font-weight="bold" officeooo:rsid="00187d02" style:letter-kerning="false" style:font-name-asian="標楷體" style:font-weight-asian="bold"/>
    </style:style>
    <style:style style:name="T7" style:family="text">
      <style:text-properties fo:font-weight="bold" style:letter-kerning="false" style:font-name-asian="標楷體" style:font-weight-asian="bold"/>
    </style:style>
    <style:style style:name="T8" style:family="text">
      <style:text-properties fo:font-weight="bold" officeooo:rsid="00187d02" style:letter-kerning="false" style:font-name-asian="標楷體" style:font-weight-asian="bold"/>
    </style:style>
    <style:style style:name="T9" style:family="text">
      <style:text-properties fo:font-size="16pt" officeooo:rsid="00187d02" style:letter-kerning="false" style:font-name-asian="標楷體" style:font-size-asian="16pt" style:font-size-complex="26pt" style:language-complex="he" style:country-complex="IL"/>
    </style:style>
    <style:style style:name="T10" style:family="text">
      <style:text-properties officeooo:rsid="00187d02" style:letter-kerning="false" style:font-name-asian="標楷體" style:language-complex="he" style:country-complex="IL"/>
    </style:style>
    <style:style style:name="T11" style:family="text">
      <style:text-properties officeooo:rsid="00187d02" style:letter-kerning="false" style:font-name-asian="標楷體"/>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C</text:span><text:bookmark text:name="_GoBack"/><text:span text:style-name="T7">omputer Organization </text:span><text:span text:style-name="T8">Lab 1</text:span></text:p>
      <text:p text:style-name="P3"><text:span text:style-name="T11">0113110 Po-han Chen, 0316213 Yu-wen Pwu</text:span></text:p>
      <text:p text:style-name="P4"><text:span text:style-name="T10">Architecture Diagram</text:span></text:p>
      <text:p text:style-name="P1"><text:span text:style-name="T10">Lorem ipsum dolor sit amet, consectetur adipiscing elit. Fusce vitae tempor nisi, id pharetra risus. Sed ligula augue, rhoncus et velit ac, condimentum blandit quam. Vestibulum lacinia ante quis sapien euismod feugiat. Aliquam elementum viverra nunc, vitae ultrices purus aliquam in. Integer gravida non sapien sed auctor. Sed in consequat ex. Vestibulum ante ipsum primis in faucibus orci luctus et ultrices posuere cubilia Curae; Cras et ornare tortor. Sed lorem ex, maximus nec odio sit amet, lacinia viverra velit.</text:span></text:p>
      <text:p text:style-name="P4"><text:span text:style-name="T10">Detailed Description of the Implementation</text:span></text:p>
      <text:p text:style-name="P1"><text:span text:style-name="T10">Nunc id quam a ex accumsan rhoncus. Vestibulum ut est non metus porttitor ullamcorper hendrerit sed nibh. Proin suscipit malesuada magna, a faucibus ipsum accumsan quis. Nulla facilisi. Phasellus massa risus, elementum non diam at, dapibus cursus eros. Nullam efficitur tortor id ipsum molestie, et condimentum felis congue. Donec aliquet efficitur elit at rutrum. Praesent aliquam dui eu tincidunt tempor. Curabitur vitae mi posuere, mollis leo a, molestie nisl. Sed aliquet libero eu volutpat tincidunt. Vivamus posuere mauris ipsum, nec condimentum tortor tempus rutrum.</text:span></text:p>
      <text:p text:style-name="P4"><text:span text:style-name="T10">Problems Encountered and Solutions</text:span></text:p>
      <text:p text:style-name="P2"><text:span text:style-name="T10">Sed non ullamcorper orci, in blandit eros. Sed ultricies augue tempus, malesuada erat eget, porta dui. Donec eu faucibus purus, sed auctor turpis. Pellentesque dictum enim eros, in bibendum libero lacinia et. Vestibulum neque metus, molestie eget mauris id, placerat vulputate neque. Duis tristique ultricies pretium. Vivamus vel pharetra nisi, et finibus tellus. Etiam vitae metus eu mauris fringilla dapibus.</text:span></text:p>
      <text:p text:style-name="P4"><text:span text:style-name="T10">Lesson Learned (If Any)</text:span></text:p>
      <text:p text:style-name="P2"><text:span text:style-name="T10">Aenean et nulla sagittis, commodo nunc eu, laoreet mauris. Phasellus a nunc tincidunt, mattis elit ut, fringilla neque. Aliquam erat volutpat. Quisque venenatis, dui quis hendrerit ultricies, neque augue bibendum odio, sit amet aliquam ipsum magna tempor arcu. Phasellus urna eros, sollicitudin vel ullamcorper vulputate, aliquet aliquam elit. Phasellus ac mauris eget nulla accumsan tempor. Duis ut congue erat. Praesent sed ornare neque. Nunc quis ornare lorem. Pellentesque habitant morbi tristique senectus et netus et malesuada fames ac turpis egestas. Donec pretium aliquet dapib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monofur for Powerline" svg:font-family="'monofur for Powerline'" style:font-pitch="fixed"/>
    <style:font-face style:name="NanumMyeongjo" svg:font-family="NanumMyeongjo" style:font-pitch="variable"/>
    <style:font-face style:name="Sawasdee" svg:font-family="Sawasdee" style:font-pitch="variable"/>
    <style:font-face style:name="文泉驛微米黑" svg:font-family="文泉驛微米黑" style:font-adornments="標準"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hogokuboso Gothic" svg:font-family="'Chogokuboso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49cm" loext:contextual-spacing="false" fo:line-height="110%" style:page-number="auto" style:shadow="none">
        <style:tab-stops/>
      </style:paragraph-properties>
      <style:text-properties style:font-name="文泉驛微米黑" fo:font-family="文泉驛微米黑" style:font-style-name="標準" style:font-pitch="variabl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2"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1"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1"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1" style:font-family-asian="文泉驛微米黑" style:font-name-complex="Droid Sans Fallback1" style:font-family-complex="'Droid Sans Fallback'"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9:53:53.413929897</meta:creation-date>
    <dc:date>2016-03-15T20:07:52.421622226</dc:date>
    <meta:editing-duration>PT13M59S</meta:editing-duration>
    <meta:editing-cycles>1</meta:editing-cycles>
    <meta:document-statistic meta:table-count="0" meta:image-count="0" meta:object-count="0" meta:page-count="1" meta:paragraph-count="10" meta:word-count="332" meta:character-count="2274" meta:non-whitespace-character-count="1952"/>
    <meta:generator>LibreOffice/5.1.1.2$Linux_X86_64 LibreOffice_project/10m0$Build-2</meta:generator>
  </office:meta>
</office:document-meta>
</file>